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f05d8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35aa1" officeooo:paragraph-rsid="00108d6c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008000" officeooo:rsid="0000bb06" officeooo:paragraph-rsid="000f05d8"/>
    </style:style>
    <style:style style:name="P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color="#ff0000" officeooo:rsid="00296ba3" officeooo:paragraph-rsid="000f05d8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1ad2d3"/>
    </style:style>
    <style:style style:name="P7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8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0f05d8" style:font-size-asian="14pt" style:font-size-complex="14pt"/>
    </style:style>
    <style:style style:name="P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08d6c" style:font-size-asian="14pt" style:font-size-complex="14pt"/>
    </style:style>
    <style:style style:name="P1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0f05d8"/>
    </style:style>
    <style:style style:name="P1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08d6c"/>
    </style:style>
    <style:style style:name="P1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color="#ff0000" officeooo:rsid="001bc1ef" officeooo:paragraph-rsid="001bc1ef"/>
    </style:style>
    <style:style style:name="P13" style:family="paragraph" style:parent-style-name="Standard">
      <style:paragraph-properties fo:margin-top="0.101cm" fo:margin-bottom="0cm" loext:contextual-spacing="false"/>
      <style:text-properties officeooo:rsid="00235aa1" officeooo:paragraph-rsid="00108d6c"/>
    </style:style>
    <style:style style:name="P14" style:family="paragraph" style:parent-style-name="Standard">
      <style:paragraph-properties fo:margin-top="0.101cm" fo:margin-bottom="0cm" loext:contextual-spacing="false"/>
      <style:text-properties officeooo:paragraph-rsid="00108d6c"/>
    </style:style>
    <style:style style:name="P15" style:family="paragraph" style:parent-style-name="Standard">
      <style:paragraph-properties fo:margin-top="0.101cm" fo:margin-bottom="0cm" loext:contextual-spacing="false"/>
      <style:text-properties officeooo:paragraph-rsid="000f05d8"/>
    </style:style>
    <style:style style:name="P16" style:family="paragraph" style:parent-style-name="Standard">
      <style:paragraph-properties fo:margin-top="0.101cm" fo:margin-bottom="0cm" loext:contextual-spacing="false"/>
      <style:text-properties officeooo:rsid="00268e7a" officeooo:paragraph-rsid="000f05d8"/>
    </style:style>
    <style:style style:name="P17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0f05d8"/>
    </style:style>
    <style:style style:name="P18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0f05d8"/>
    </style:style>
    <style:style style:name="P19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0f05d8"/>
    </style:style>
    <style:style style:name="P20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0f05d8"/>
    </style:style>
    <style:style style:name="P21" style:family="paragraph" style:parent-style-name="Standard" style:list-style-name="L1">
      <style:paragraph-properties fo:margin-top="0.101cm" fo:margin-bottom="0cm" loext:contextual-spacing="false"/>
      <style:text-properties officeooo:rsid="00250aaf" officeooo:paragraph-rsid="000f05d8"/>
    </style:style>
    <style:style style:name="P22" style:family="paragraph" style:parent-style-name="Standard" style:list-style-name="L3">
      <style:paragraph-properties fo:margin-top="0.101cm" fo:margin-bottom="0cm" loext:contextual-spacing="false"/>
      <style:text-properties officeooo:rsid="00250aaf" officeooo:paragraph-rsid="000f05d8"/>
    </style:style>
    <style:style style:name="P23" style:family="paragraph" style:parent-style-name="Standard" style:list-style-name="L4">
      <style:paragraph-properties fo:margin-top="0.101cm" fo:margin-bottom="0cm" loext:contextual-spacing="false"/>
      <style:text-properties officeooo:rsid="00235aa1" officeooo:paragraph-rsid="00108d6c"/>
    </style:style>
    <style:style style:name="P24" style:family="paragraph" style:parent-style-name="Standard">
      <style:paragraph-properties fo:margin-top="0.101cm" fo:margin-bottom="0cm" loext:contextual-spacing="false"/>
      <style:text-properties officeooo:rsid="00235aa1" officeooo:paragraph-rsid="00108d6c"/>
    </style:style>
    <style:style style:name="P25" style:family="paragraph" style:parent-style-name="Standard" style:list-style-name="L4">
      <style:paragraph-properties fo:margin-top="0.101cm" fo:margin-bottom="0cm" loext:contextual-spacing="false"/>
      <style:text-properties officeooo:rsid="00332e89" officeooo:paragraph-rsid="00108d6c"/>
    </style:style>
    <style:style style:name="P26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00bb06" officeooo:paragraph-rsid="000f05d8"/>
    </style:style>
    <style:style style:name="P2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fo:font-weight="bold" officeooo:rsid="000d9c21" officeooo:paragraph-rsid="000f05d8" style:font-size-asian="18pt" style:font-weight-asian="bold" style:font-size-complex="18pt" style:font-weight-complex="bold"/>
    </style:style>
    <style:style style:name="P28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2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0f05d8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0f05d8"/>
    </style:style>
    <style:style style:name="P31" style:family="paragraph" style:parent-style-name="Standard">
      <style:paragraph-properties fo:margin-left="1.251cm" fo:margin-right="0cm" fo:margin-top="0.101cm" fo:margin-bottom="0cm" loext:contextual-spacing="false" fo:text-indent="0cm" style:auto-text-indent="false" fo:break-before="page"/>
      <style:text-properties officeooo:rsid="0000bb06" officeooo:paragraph-rsid="000f05d8"/>
    </style:style>
    <style:style style:name="P32" style:family="paragraph" style:parent-style-name="Standard" style:master-page-name="">
      <loext:graphic-properties draw:fill="none"/>
      <style:paragraph-properties fo:margin-left="1.101cm" fo:margin-right="0cm" fo:margin-top="0.101cm" fo:margin-bottom="0cm" loext:contextual-spacing="false" fo:text-indent="0cm" style:auto-text-indent="false" style:page-number="auto" fo:background-color="transparent"/>
      <style:text-properties fo:color="#008000" officeooo:rsid="003c5760" officeooo:paragraph-rsid="002073e4"/>
    </style:style>
    <style:style style:name="T1" style:family="text">
      <style:text-properties officeooo:rsid="0021fe33"/>
    </style:style>
    <style:style style:name="T2" style:family="text">
      <style:text-properties officeooo:rsid="00246628"/>
    </style:style>
    <style:style style:name="T3" style:family="text">
      <style:text-properties officeooo:rsid="00201efb"/>
    </style:style>
    <style:style style:name="T4" style:family="text">
      <style:text-properties officeooo:rsid="0027ef8d"/>
    </style:style>
    <style:style style:name="T5" style:family="text">
      <style:text-properties officeooo:rsid="00268e7a"/>
    </style:style>
    <style:style style:name="T6" style:family="text">
      <style:text-properties officeooo:rsid="00108d6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0bb06" style:font-size-asian="14pt" style:font-size-complex="14pt"/>
    </style:style>
    <style:style style:name="T9" style:family="text">
      <style:text-properties fo:font-size="14pt" officeooo:rsid="00108d6c" style:font-size-asian="14pt" style:font-size-complex="14pt"/>
    </style:style>
    <style:style style:name="T10" style:family="text">
      <style:text-properties fo:font-size="14pt" officeooo:rsid="001890ad" style:font-size-asian="14pt" style:font-size-complex="14pt"/>
    </style:style>
    <style:style style:name="T11" style:family="text">
      <style:text-properties fo:font-size="14pt" officeooo:rsid="001ad2d3" style:font-size-asian="14pt" style:font-size-complex="14pt"/>
    </style:style>
    <style:style style:name="T12" style:family="text">
      <style:text-properties fo:font-size="14pt" style:font-size-asian="12.25pt" style:font-size-complex="14pt"/>
    </style:style>
    <style:style style:name="T13" style:family="text">
      <style:text-properties fo:font-size="14pt" fo:font-weight="bold" officeooo:rsid="00108d6c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00bb06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1890ad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1ad2d3" style:font-size-asian="14pt" style:font-weight-asian="bold" style:font-size-complex="14pt" style:font-weight-complex="bold"/>
    </style:style>
    <style:style style:name="T17" style:family="text">
      <style:text-properties fo:font-size="14pt" fo:font-weight="bold" style:font-size-asian="12.25pt" style:font-weight-asian="bold" style:font-size-complex="1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officeooo:rsid="00332e89"/>
    </style:style>
    <style:style style:name="T21" style:family="text">
      <style:text-properties officeooo:rsid="0014caaa"/>
    </style:style>
    <style:style style:name="T22" style:family="text">
      <style:text-properties officeooo:rsid="001546e7"/>
    </style:style>
    <style:style style:name="T23" style:family="text">
      <style:text-properties officeooo:rsid="0015907f"/>
    </style:style>
    <style:style style:name="T24" style:family="text">
      <style:text-properties officeooo:rsid="0016c7f8"/>
    </style:style>
    <style:style style:name="T25" style:family="text">
      <style:text-properties officeooo:rsid="001890ad"/>
    </style:style>
    <style:style style:name="T26" style:family="text">
      <style:text-properties officeooo:rsid="00199746"/>
    </style:style>
    <style:style style:name="T27" style:family="text">
      <style:text-properties style:text-position="0% 100%"/>
    </style:style>
    <style:style style:name="T28" style:family="text">
      <style:text-properties style:text-position="0% 100%" officeooo:rsid="00390abf"/>
    </style:style>
    <style:style style:name="T29" style:family="text">
      <style:text-properties style:text-position="0% 100%" officeooo:rsid="003c5f11"/>
    </style:style>
    <style:style style:name="T30" style:family="text">
      <style:text-properties style:text-position="0% 100%" officeooo:rsid="002073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7"><text:span text:style-name="T6">UC19</text:span>: <text:span text:style-name="T1">Sposta Operatore</text:span></text:p>
      <text:p text:style-name="P3"><text:s/></text:p>
      <text:p text:style-name="P3"/>
      <text:p text:style-name="P29"><text:span text:style-name="T6">Test 1</text:span>:<text:tab/><text:span text:style-name="T25">Sposta operatore in posizione ammissibile</text:span></text:p>
      <text:p text:style-name="P10"/>
      <text:p text:style-name="P8">Input:</text:p>
      <text:list xml:id="list6542448438811000308" text:style-name="L1">
        <text:list-item>
          <text:p text:style-name="P17">Apertura di un foglio di lavoro selezionando: File/Nuova Regola</text:p>
        </text:list-item>
        <text:list-item>
          <text:p text:style-name="P19">Inserimento nome regola “rule_n”</text:p>
        </text:list-item>
        <text:list-item>
          <text:p text:style-name="P17">Inserimento Operatore selezionando: <text:span text:style-name="T2">XORLogico</text:span>/<text:span text:style-name="T2">boolean</text:span></text:p>
        </text:list-item>
        <text:list-item>
          <text:p text:style-name="P21">Trascinamento operatore XORLogico in una posizione contenuta nei limiti del foglio di lavoro</text:p>
        </text:list-item>
      </text:list>
      <text:p text:style-name="P8">Output atteso:</text:p>
      <text:list xml:id="list5902376754213768841" text:style-name="L2">
        <text:list-header>
          <text:p text:style-name="P26">L’operatore<text:span text:style-name="T3"> XORLogico viene mostrato nella posizione selezionata dal trascinamento</text:span></text:p>
        </text:list-header>
      </text:list>
      <text:p text:style-name="P1"/>
      <text:p text:style-name="P1"/>
      <text:p text:style-name="P4"><text:tab/></text:p>
      <text:p text:style-name="P6"><text:tab/><text:span text:style-name="T13">Test 2</text:span><text:span text:style-name="T14">: <text:tab/></text:span><text:span text:style-name="T15">Sposta operatore in posizione </text:span><text:span text:style-name="T16">non</text:span><text:span text:style-name="T15"> ammissibile</text:span></text:p>
      <text:p text:style-name="P10"/>
      <text:p text:style-name="P8">Input:</text:p>
      <text:list xml:id="list5098715307345773949" text:style-name="L3">
        <text:list-item>
          <text:p text:style-name="P18">Apertura di un foglio di lavoro selezionando: File/Nuova Regola</text:p>
        </text:list-item>
        <text:list-item>
          <text:p text:style-name="P20">Inserimento nome regola “rule_n”</text:p>
        </text:list-item>
        <text:list-item>
          <text:p text:style-name="P18">Inserimento Operatore selezionando: <text:span text:style-name="T26">ANDLogico</text:span>/<text:span text:style-name="T24">long</text:span></text:p>
        </text:list-item>
        <text:list-item>
          <text:p text:style-name="P22">Trascinamento operatore <text:span text:style-name="T4">AND</text:span>Logico in una posizione <text:span text:style-name="T5">fuori dai</text:span> limiti del foglio di lavoro</text:p>
        </text:list-item>
      </text:list>
      <text:p text:style-name="P9">Output atteso:</text:p>
      <text:p text:style-name="P11"><text:span text:style-name="T7"><text:tab/></text:span>L’operatore ANDLogico viene mostrato nella posizione iniziale</text:p>
      <text:p text:style-name="P11"/>
      <text:p text:style-name="P12">BUG: il comportamento verificatosi non è uguale a quello atteso, JointJs lascia l’operatore <text:tab/>ai bordi del foglio di lavoro</text:p>
      <text:p text:style-name="P15"/>
      <text:p text:style-name="P16"/>
      <text:p text:style-name="P5"><text:tab/></text:p>
      <text:p text:style-name="P10"/>
      <text:p text:style-name="P31"/>
      <text:p text:style-name="P2"><text:span text:style-name="T12"><text:tab/></text:span><text:span text:style-name="T17">Note</text:span><text:span text:style-name="T19">:</text:span></text:p>
      <text:p text:style-name="P14"><text:tab/><text:span text:style-name="T22">R</text:span>ispetto al UC1<text:span text:style-name="T21">9</text:span> riportato nel SRS sono state effettuate le seguenti modifiche (come già e<text:tab/>videnziato nelle note delle fasi precedenti):</text:p>
      <text:list xml:id="list3145403509400295044" text:style-name="L4">
        <text:list-item>
          <text:p text:style-name="P23">Non è presente il punto <text:span text:style-name="T20">2 dello scenario principale</text:span></text:p>
        </text:list-item>
        <text:list-item>
          <text:p text:style-name="P25"><text:s/>Non è presente lo scenario alternativo 1 a</text:p>
        </text:list-item>
      </text:list>
      <text:p text:style-name="P13"><text:tab/></text:p>
      <text:p text:style-name="P13"><text:tab/><text:span text:style-name="T23">I test sono generalmente scritti come effettuati su operatori diversi, in modo da verificare il <text:tab/>corretto funzionamento del maggior numero possibile di essi</text:span></text:p>
      <text:p text:style-name="P13"/>
      <text:p text:style-name="P32"><text:span text:style-name="T28">E</text:span><text:span text:style-name="T27">ffettuando un analisi più approfondita, ho riscontrato un’anomalia: <text:s/>nel caso di due operatori parzialmente sovrapposti e tentando quindi di </text:span><text:span text:style-name="T30">spostare</text:span><text:span text:style-name="T27"> l’operatore sottostante, vengono </text:span><text:span text:style-name="T30">spostati</text:span><text:span text:style-name="T27"> entrambi. Questo comportamento non è analizzato in ulteriori test in quanto ritenuto un’anomalia di JointJ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03T10:33:11.271774573</dc:date>
    <meta:editing-duration>PT28M34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231" meta:character-count="1622" meta:non-whitespace-character-count="1412"/>
  </office:meta>
</office:document-meta>
</file>